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0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5cm" svg:height="0.5cm" svg:x="3.5cm" svg:y="2.45cm">
          <text:p text:style-name="P1"><text:span text:style-name="T1">varSize</text:span></text:p>
        </draw:rect>
        <draw:rect draw:style-name="gr1" draw:text-style-name="P2" draw:layer="layout" svg:width="4.25cm" svg:height="0.5cm" svg:x="3.5cm" svg:y="1.45cm">
          <text:p text:style-name="P1"><text:span text:style-name="T1">codeSize</text:span></text:p>
        </draw:rect>
        <draw:rect draw:style-name="gr1" draw:text-style-name="P2" draw:layer="layout" svg:width="4.25cm" svg:height="0.5cm" svg:x="3.5cm" svg:y="1.95cm">
          <text:p text:style-name="P1"><text:span text:style-name="T1">varBase</text:span></text:p>
        </draw:rect>
        <draw:rect draw:style-name="gr1" draw:text-style-name="P2" draw:layer="layout" svg:width="4.25cm" svg:height="0.505cm" svg:x="3.5cm" svg:y="2.95cm">
          <text:p text:style-name="P1"><text:span text:style-name="T1">clinitAddr</text:span></text:p>
        </draw:rect>
        <draw:rect draw:style-name="gr1" draw:text-style-name="P2" draw:layer="layout" svg:width="4.25cm" svg:height="0.5cm" svg:x="3.5cm" svg:y="0.95cm">
          <text:p text:style-name="P1"><text:span text:style-name="T1">codeBase</text:span></text:p>
        </draw:rect>
        <draw:rect draw:style-name="gr1" draw:text-style-name="P2" draw:layer="layout" svg:width="4.25cm" svg:height="0.5cm" svg:x="3.5cm" svg:y="0.45cm">
          <text:p text:style-name="P1"><text:span text:style-name="T1">constBlockSize</text:span></text:p>
        </draw:rect>
        <draw:rect draw:style-name="gr1" draw:text-style-name="P2" draw:layer="layout" svg:width="4.25cm" svg:height="0.5cm" svg:x="3.5cm" svg:y="3.45cm">
          <text:p text:style-name="P1"><text:span text:style-name="T1">nofClassPtrs</text:span></text:p>
        </draw:rect>
        <draw:frame draw:style-name="gr2" draw:text-style-name="P3" draw:layer="layout" svg:width="5.375cm" svg:height="0.64cm" svg:x="8.2cm" svg:y="0.45cm">
          <draw:text-box>
            <text:p><text:span text:style-name="T2">Grösse des Konstantenblockes</text:span></text:p>
          </draw:text-box>
        </draw:frame>
        <draw:frame draw:style-name="gr2" draw:text-style-name="P3" draw:layer="layout" svg:width="3.419cm" svg:height="0.64cm" svg:x="8.2cm" svg:y="1.416cm">
          <draw:text-box>
            <text:p><text:span text:style-name="T2">Grösse des Codes</text:span></text:p>
          </draw:text-box>
        </draw:frame>
        <draw:frame draw:style-name="gr2" draw:text-style-name="P3" draw:layer="layout" svg:width="4.824cm" svg:height="0.64cm" svg:x="8.2cm" svg:y="0.95cm">
          <draw:text-box>
            <text:p><text:span text:style-name="T2">Anfangsadresse des Codes</text:span></text:p>
          </draw:text-box>
        </draw:frame>
        <draw:frame draw:style-name="gr2" draw:text-style-name="P3" draw:layer="layout" svg:width="3.796cm" svg:height="0.64cm" svg:x="8.2cm" svg:y="2.416cm">
          <draw:text-box>
            <text:p><text:span text:style-name="T2">Grösse der Variablen</text:span></text:p>
          </draw:text-box>
        </draw:frame>
        <draw:frame draw:style-name="gr2" draw:text-style-name="P3" draw:layer="layout" svg:width="6.416cm" svg:height="0.64cm" svg:x="8.2cm" svg:y="1.95cm">
          <draw:text-box>
            <text:p><text:span text:style-name="T2">Anfangsadresse der Klassenvariablen</text:span></text:p>
          </draw:text-box>
        </draw:frame>
        <draw:frame draw:style-name="gr2" draw:text-style-name="P3" draw:layer="layout" svg:width="5.734cm" svg:height="0.64cm" svg:x="8.204cm" svg:y="2.95cm">
          <draw:text-box>
            <text:p><text:span text:style-name="T2">Adresse des Klassenkonstruktors</text:span></text:p>
          </draw:text-box>
        </draw:frame>
        <draw:frame draw:style-name="gr2" draw:text-style-name="P3" draw:layer="layout" svg:width="6.01cm" svg:height="1.029cm" svg:x="8.204cm" svg:y="3.45cm">
          <draw:text-box>
            <text:p><text:span text:style-name="T2">Anzahl Pointer in dieser Klasse</text:span></text:p>
            <text:p><text:span text:style-name="T2">(Klassenfelder vom Typ Reference)</text:span></text:p>
          </draw:text-box>
        </draw:frame>
        <draw:rect draw:style-name="gr1" draw:text-style-name="P2" draw:layer="layout" svg:width="4.25cm" svg:height="0.5cm" svg:x="3.5cm" svg:y="3.95cm">
          <text:p text:style-name="P1"><text:span text:style-name="T1">ptrAddr[0]</text:span></text:p>
        </draw:rect>
        <draw:rect draw:style-name="gr1" draw:text-style-name="P2" draw:layer="layout" svg:width="4.25cm" svg:height="0.5cm" svg:x="3.5cm" svg:y="4.45cm">
          <text:p text:style-name="P1"><text:span text:style-name="T1">ptrAddr[1]</text:span></text:p>
        </draw:rect>
        <draw:rect draw:style-name="gr1" draw:text-style-name="P2" draw:layer="layout" svg:width="4.25cm" svg:height="0.5cm" svg:x="3.5cm" svg:y="5.95cm">
          <text:p text:style-name="P1"><text:span text:style-name="T1">ptrAddr[nofPtrs-1]</text:span></text:p>
        </draw:rect>
        <draw:frame draw:style-name="gr2" draw:text-style-name="P3" draw:layer="layout" svg:width="4.054cm" svg:height="0.64cm" svg:x="8.266cm" svg:y="5.06cm">
          <draw:text-box>
            <text:p><text:span text:style-name="T2">Adresse dieser Pointer</text:span></text:p>
          </draw:text-box>
        </draw:frame>
        <draw:frame draw:style-name="gr3" draw:text-style-name="P5" draw:layer="layout" svg:width="3.25cm" svg:height="0.569cm" svg:x="0.25cm" svg:y="0.95cm">
          <draw:text-box>
            <text:p text:style-name="P4"><text:span text:style-name="T3">cblkCodeBaseOffset</text:span></text:p>
          </draw:text-box>
        </draw:frame>
        <draw:frame draw:style-name="gr3" draw:text-style-name="P5" draw:layer="layout" svg:width="3.25cm" svg:height="0.569cm" svg:x="0.25cm" svg:y="1.45cm">
          <draw:text-box>
            <text:p text:style-name="P4"><text:span text:style-name="T3">cblkCodeSizeOffset</text:span></text:p>
          </draw:text-box>
        </draw:frame>
        <draw:frame draw:style-name="gr4" draw:text-style-name="P5" draw:layer="layout" svg:width="3.335cm" svg:height="0.569cm" svg:x="0.25cm" svg:y="1.95cm">
          <draw:text-box>
            <text:p text:style-name="P4"><text:span text:style-name="T3">cblkVarBaseOffset</text:span></text:p>
          </draw:text-box>
        </draw:frame>
        <draw:frame draw:style-name="gr3" draw:text-style-name="P5" draw:layer="layout" svg:width="3.25cm" svg:height="0.569cm" svg:x="0.25cm" svg:y="2.45cm">
          <draw:text-box>
            <text:p text:style-name="P4"><text:span text:style-name="T3">cblkVarSizeOffset</text:span></text:p>
          </draw:text-box>
        </draw:frame>
        <draw:frame draw:style-name="gr5" draw:text-style-name="P5" draw:layer="layout" svg:width="3.229cm" svg:height="0.569cm" svg:x="0.25cm" svg:y="2.95cm">
          <draw:text-box>
            <text:p text:style-name="P4"><text:span text:style-name="T3">cblkClinitAddrOffset</text:span></text:p>
          </draw:text-box>
        </draw:frame>
        <draw:frame draw:style-name="gr6" draw:text-style-name="P5" draw:layer="layout" svg:width="3.209cm" svg:height="0.569cm" svg:x="0.25cm" svg:y="3.45cm">
          <draw:text-box>
            <text:p text:style-name="P4"><text:span text:style-name="T3">cblkNofPtrsOffset</text:span></text:p>
          </draw:text-box>
        </draw:frame>
        <draw:rect draw:style-name="gr1" draw:text-style-name="P2" draw:layer="layout" svg:width="4.25cm" svg:height="0.5cm" svg:x="3.5cm" svg:y="9.45cm">
          <text:p text:style-name="P1"><text:span text:style-name="T1">fcs</text:span></text:p>
        </draw:rect>
        <draw:frame draw:style-name="gr2" draw:text-style-name="P3" draw:layer="layout" svg:width="6.564cm" svg:height="0.64cm" svg:x="8.196cm" svg:y="9.4cm">
          <draw:text-box>
            <text:p><text:span text:style-name="T2">Checksumme für den Konstantenblock</text:span></text:p>
          </draw:text-box>
        </draw:frame>
        <draw:rect draw:style-name="gr1" draw:text-style-name="P2" draw:layer="layout" svg:width="4.25cm" svg:height="1cm" svg:x="3.5cm" svg:y="6.45cm">
          <text:p text:style-name="P2">Type descriptor</text:p>
        </draw:rect>
        <draw:rect draw:style-name="gr1" draw:text-style-name="P2" draw:layer="layout" svg:width="4.25cm" svg:height="1.001cm" svg:x="3.499cm" svg:y="4.949cm">
          <text:p text:style-name="P1"><text:span text:style-name="T1">PtrAddr[2]</text:span></text:p>
          <text:p text:style-name="P6"><text:span text:style-name="T1">⋮</text:span></text:p>
        </draw:rect>
        <draw:rect draw:style-name="gr1" draw:text-style-name="P2" draw:layer="layout" svg:width="4.25cm" svg:height="1cm" svg:x="3.5cm" svg:y="7.45cm">
          <text:p text:style-name="P2">String pool</text:p>
        </draw:rect>
        <draw:rect draw:style-name="gr1" draw:text-style-name="P2" draw:layer="layout" svg:width="4.25cm" svg:height="1cm" svg:x="3.5cm" svg:y="8.45cm">
          <text:p text:style-name="P2">Const pool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dc9775d-05ecbee-0851ad3-1586698-727bf66</meta:generator>
    <meta:initial-creator>Urs Graf</meta:initial-creator>
    <meta:creation-date>2010-04-12T08:44:15</meta:creation-date>
    <dc:creator>Martin Züger</dc:creator>
    <dc:date>2012-05-22T08:40:53.44</dc:date>
    <meta:printed-by>Urs Graf</meta:printed-by>
    <meta:print-date>2010-04-12T09:03:01</meta:print-date>
    <meta:editing-cycles>15</meta:editing-cycles>
    <meta:editing-duration>PT6H6M43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